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none" style:font-name-complex="Times New Roman1"/>
    </style:style>
    <style:style style:name="T7" style:family="text">
      <style:text-properties style:text-position="0% 100%" style:text-underline-style="none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H. J. Hyam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6, 1893</text:p>
      <text:p text:style-name="P5">Month<text:tab/><text:tab/><text:tab/><text:tab/><text:tab/><text:tab/>Nov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Dayton</text:p>
      <text:p text:style-name="P5">State<text:tab/><text:tab/><text:tab/><text:tab/><text:tab/><text:tab/>O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63 Grand Ave Dayton vie/</text:p>
      <text:p text:style-name="P3">Dayton Ohio Nov 6<text:span text:style-name="T2">th</text:span><text:span text:style-name="T3"> 1893/</text:span></text:p>
      <text:p text:style-name="P2"><text:span text:style-name="T3"><text:tab/>Rev Dr S. Morais/</text:span></text:p>
      <text:p text:style-name="P2"><text:span text:style-name="T3"><text:tab/>Philadelphia <text:s/>Pa/</text:span></text:p>
      <text:p text:style-name="P2"><text:span text:style-name="T3">Dear Dr/</text:span></text:p>
      <text:p text:style-name="P2"><text:span text:style-name="T3"><text:tab/>Your favor of the 26</text:span><text:span text:style-name="T2">th</text:span><text:span text:style-name="T3"> ult was gladly received, and in/ reply I would say, that as by your expression, you may be able to/ Decipher the uncertain word, by seeing the Shekel, I accordingly/ send you one (by the United State Express Co I have remold from/ the one I have in my possession over 42 years; and had cast of/ a compound metal, so that you may be able to Judge on </text:span><text:span text:style-name="T4">this</text:span><text:span text:style-name="T5">/ one, whether the genuine shekel from which mine was remold/ in Jerusalem (I have been told so) is a true genuine, by your/ investigation, or it is an Invention, (I cannot Imagine that/ Mr Solomon would deceive me, being a very respectable young/ man, and of letters, having wealthy parents in Jerusalem, and/ he came by the advise of the late Sir Moses Montefior to learn/ the trade of Engraving in London, he married a </text:span><text:soft-page-break/><text:span text:style-name="T5">Daughter of/ Rev. Meldola of the Portuguess[sic!] Congregation,) I cannot think/ any other explanation, than as you divide the word in/ two sentence, That the word [Hebrew] can be interpreting either/ Left Deposited, or Stored, and as [Hebrew] is from [Hebrew]/ in "[Hebrew]. locked, or from Talmud "[Hebrew], it may be the vowel [Hebrew]/</text:span></text:p>
      <text:p text:style-name="P2"><text:span text:style-name="T5"/></text:p>
      <text:p text:style-name="P2"><text:span text:style-name="T5">[Page 2]</text:span></text:p>
      <text:p text:style-name="P2"><text:span text:style-name="T5">in the Shekel is omited[sic!] and is only a [Hebrew] as we find in/ [Hebrew] many letters [Hebrew] and [Hebrew], so in the Shekel the [Hebrew]/ may be [Hebrew] and only a [Hebrew], as for instance, we find in all the/ Bible [Hebrew] but in our daily prayer is [Hebrew],/ I remember that somthing[sic!] was said on that word when he/ gave me, but not handling all the time I have forgotten,/ and now as you having the Shekel before you, you can Judge./ <text:s/>And allow me to take the liberty to offer you this Shekel for/ keepsake as a token of my high regard I have for you ([Hebrew])/ I was much pleased when I read in the Exponent of your recovery/ of late sickness you had, and hope the Almighty will prolong thy/ days and to remain the shepherd of His flock,/</text:span></text:p>
      <text:p text:style-name="P2"><text:span text:style-name="T5">I was very much pleased to receive from you a few words of/ congratulation of my being still among the living, although/ I have reached by the mercy of God to be over 80 years of age/ which is the Period of the decline of strength (accordin[sic!] to our Rabbis)/ yet, thank God I can say ([Hebrew]) and although I/ do not follow my profession, yet I cannot be Idle and/ whenever I have a chance to do some good for a community/ I do it gratefully, bearing in mind ([Hebrew])/ and while being in Denver in 91 I got for the Jewish/ Publication Society 90 members and here also 27 members/</text:span></text:p>
      <text:p text:style-name="P2"><text:span text:style-name="T5"/></text:p>
      <text:p text:style-name="P2"><text:span text:style-name="T5">[Page 3]</text:span></text:p>
      <text:p text:style-name="P2"><text:span text:style-name="T5">Having a comfortable home with my son in law Mr Myers/ who takes care of me, so I can spare my time for the/ welfare of others,/</text:span></text:p>
      <text:p text:style-name="P2"><text:span text:style-name="T5">In closing I beg to excuse me for this long letter/ thinking that you may adapt the four rules of the/ Wise men ([Hebrew]) [Hebrew]/ Remaining yours very truly/ H J Hyams/</text:span></text:p>
      <text:p text:style-name="P2"><text:span text:style-name="T5">PS/</text:span></text:p>
      <text:p text:style-name="P2"><text:span text:style-name="T5"><text:tab/>After you deciding the merit or Demerit of that Shekel/ you will please to send me a correct translation of it/ as I intend to put one in the Library museum, I would like/ also to know the meaning of one side [Hebrew] and the other [Hebrew]/ It appears to me it meant Davids_Shekel and Second_Year/ but in Hebrew the </text:span><text:span text:style-name="T6">ש</text:span><text:span text:style-name="T7"> ought to be on the right hand side it would/ read better [Hebrew] IT is my opinion that Hebrew/ at that Period was not so grammaticly[sic!] written as the/ present time and that has given room for commentary,/ H. J. H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0:59:25.39</meta:creation-date>
    <dc:date>2011-12-19T11:15:06.15</dc:date>
    <dc:creator>Penn Libraries</dc:creator>
    <meta:editing-duration>PT00H00M3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812" meta:character-count="4705"/>
  </office:meta>
</office:document-meta>
</file>